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ed63f" officeooo:paragraph-rsid="001ed63f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fo:color="#cccccc" loext:opacity="100%" style:font-name="Droid Sans Mono" fo:font-size="10.5pt" fo:font-weight="normal" officeooo:rsid="00220306" officeooo:paragraph-rsid="00220306" fo:background-color="#1f1f1f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text-align="start" style:justify-single-word="false"/>
      <style:text-properties officeooo:rsid="001ed63f" officeooo:paragraph-rsid="001ed63f"/>
    </style:style>
    <style:style style:name="P6" style:family="paragraph" style:parent-style-name="Text_20_body">
      <style:paragraph-properties fo:text-align="start" style:justify-single-word="false"/>
      <style:text-properties officeooo:rsid="0020bea6" officeooo:paragraph-rsid="0020bea6"/>
    </style:style>
    <style:style style:name="P7" style:family="paragraph" style:parent-style-name="Text_20_body">
      <style:paragraph-properties fo:text-align="start" style:justify-single-word="false"/>
      <style:text-properties officeooo:rsid="00220306" officeooo:paragraph-rsid="00220306"/>
    </style:style>
    <style:style style:name="P8" style:family="paragraph" style:parent-style-name="Text_20_body">
      <style:paragraph-properties fo:text-align="start" style:justify-single-word="false"/>
      <style:text-properties officeooo:rsid="00235704" officeooo:paragraph-rsid="00235704"/>
    </style:style>
    <style:style style:name="T1" style:family="text">
      <style:text-properties officeooo:rsid="0020bea6"/>
    </style:style>
    <style:style style:name="T2" style:family="text">
      <style:text-properties officeooo:rsid="00220306"/>
    </style:style>
    <style:style style:name="T3" style:family="text">
      <style:text-properties officeooo:rsid="0023570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Cahier des charges</text:h>
      <text:p text:style-name="P4"/>
      <text:p text:style-name="P5">Nom de l’application : SkyBeats </text:p>
      <text:p text:style-name="P5">Description : cette application propose une playlist adapté à la météo. <text:span text:style-name="T1">Suivant le temps les playlists sont différentes. Chaque jour les playlists change pour vous proposer de nouveaux morceaux.</text:span></text:p>
      <text:p text:style-name="P6">Voici les styles musicaux suivant la météo :</text:p>
      <text:p text:style-name="P6">Ensoleillé – Musique énergique et joyeuse (pop summer)</text:p>
      <text:p text:style-name="P6"><text:span text:style-name="T2">P</text:span>luvieux – Ambiance douce (Lo-<text:span text:style-name="T2">Fi, jazz)</text:span></text:p>
      <text:p text:style-name="P7">Nuageux – Musique calme</text:p>
      <text:p text:style-name="P7">Orageux – Morceaux intenses et puissants (rock, électro)</text:p>
      <text:p text:style-name="P7">Coucher de soleil – Ambiance romantique</text:p>
      <text:p text:style-name="P7">Neige – Musique de noël</text:p>
      <text:p text:style-name="P7"/>
      <text:p text:style-name="P7">Choix des technologies : </text:p>
      <text:p text:style-name="P7">Angular – nodeJs - Figma</text:p>
      <text:p text:style-name="P3"/>
      <text:p text:style-name="P6">Api utilisé : </text:p>
      <text:p text:style-name="P6"><text:tab/>Spotify : https://developer.spotify.com/documentation/web-api</text:p>
      <text:p text:style-name="P6"><text:tab/>Youtube Music : https://developers.google.com/youtube/v3?hl=fr</text:p>
      <text:p text:style-name="P6"><text:tab/>open-meteo : <text:a xlink:type="simple" xlink:href="https://open-meteo.com/" text:style-name="Internet_20_link" text:visited-style-name="Visited_20_Internet_20_Link">https://open-meteo.com</text:a></text:p>
      <text:p text:style-name="P6"/>
      <text:p text:style-name="P7">Tp1 : </text:p>
      <text:p text:style-name="P7">Nathan a réalisé la recherche de l’api météo, testé les types de requêtes et analysé le format des réponses.</text:p>
      <text:p text:style-name="P7">Louis a finalisé l<text:span text:style-name="T3">e calcul</text:span> des coûts et des conditions d'usage des API, réalisé la maquette, configuré le GitHub et initié le diagramme UML pour l'interconnexion des services.</text:p>
      <text:p text:style-name="P8">Alban a réalise le cahier des charges, réfléchis a comment bien utiliser les api pour ne pas dépasser les requêtes maximal par jour des api</text:p>
      <text:p text:style-name="P8">Lucien a aidé a la recherche des api</text:p>
      <text:p text:style-name="P8"><text:soft-page-break/>Tp2 :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ed63f" officeooo:paragraph-rsid="001ed63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BORDE Alban</text:p>
        <text:p text:style-name="MP1">PASQUIER Nathan</text:p>
        <text:p text:style-name="MP1">SUBTIL Louis</text:p>
        <text:p text:style-name="MP1">DEFOSSE Lucien</text:p>
        <text:p text:style-name="MP1">TP Groupe 3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9T15:46:07.253353266</meta:creation-date>
    <dc:date>2026-01-19T16:25:20.028491731</dc:date>
    <meta:editing-duration>PT4M32S</meta:editing-duration>
    <meta:editing-cycles>1</meta:editing-cycles>
    <meta:document-statistic meta:table-count="0" meta:image-count="0" meta:object-count="0" meta:page-count="2" meta:paragraph-count="27" meta:word-count="192" meta:character-count="1279" meta:non-whitespace-character-count="1099"/>
    <meta:generator>LibreOffice/24.2.7.2$Linux_X86_64 LibreOffice_project/420$Build-2</meta:generator>
  </office:meta>
</office:document-meta>
</file>